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Microsoft Himalaya" svg:font-family="'Microsoft Himalaya'"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fo:color="#000000" fo:font-size="12pt" style:font-size-asian="12pt" style:font-size-complex="12pt"/>
    </style:style>
    <style:style style:name="P2" style:family="paragraph" style:parent-style-name="Standard">
      <style:paragraph-properties fo:line-height="100%" fo:text-align="center" style:justify-single-word="false"/>
      <style:text-properties fo:color="#000000" fo:font-size="12pt" fo:font-weight="bold" officeooo:rsid="0001e686" officeooo:paragraph-rsid="0001e686" style:font-size-asian="12pt" style:font-weight-asian="bold" style:font-size-complex="12pt" style:font-weight-complex="bold"/>
    </style:style>
    <style:style style:name="P3" style:family="paragraph" style:parent-style-name="Standard">
      <style:paragraph-properties fo:line-height="100%"/>
      <style:text-properties fo:color="#000000" fo:font-size="12pt" fo:font-weight="bold" officeooo:rsid="0001e686" officeooo:paragraph-rsid="0001e686" style:font-size-asian="12pt" style:font-weight-asian="bold" style:font-size-complex="12pt" style:font-weight-complex="bold"/>
    </style:style>
    <style:style style:name="P4" style:family="paragraph" style:parent-style-name="Standard">
      <style:paragraph-properties fo:line-height="100%"/>
      <style:text-properties fo:color="#000000" style:font-name="Liberation Serif" fo:font-size="12pt" fo:font-weight="normal" officeooo:rsid="0001e686" officeooo:paragraph-rsid="0001e686" style:font-size-asian="12pt" style:font-weight-asian="normal" style:font-size-complex="12pt" style:font-weight-complex="normal"/>
    </style:style>
    <style:style style:name="P5" style:family="paragraph" style:parent-style-name="Standard">
      <style:text-properties fo:color="#000000" style:font-name="Liberation Serif" fo:font-size="12pt" style:font-size-asian="12pt" style:font-size-complex="12pt"/>
    </style:style>
    <style:style style:name="P6" style:family="paragraph" style:parent-style-name="Standard">
      <style:paragraph-properties fo:line-height="100%"/>
      <style:text-properties fo:color="#000000" style:font-name="Liberation Serif" fo:font-size="11pt" fo:font-weight="normal" officeooo:rsid="0001e686" officeooo:paragraph-rsid="0001e686" style:font-size-asian="11pt" style:font-weight-asian="normal" style:font-size-complex="11pt" style:font-weight-complex="normal"/>
    </style:style>
    <style:style style:name="P7" style:family="paragraph" style:parent-style-name="Standard">
      <style:paragraph-properties fo:line-height="100%" fo:text-align="start" style:justify-single-word="false"/>
      <style:text-properties fo:color="#000000" style:font-name="Liberation Serif" fo:font-size="11pt" fo:font-weight="normal" officeooo:rsid="0002fccf" officeooo:paragraph-rsid="0002fccf" style:font-size-asian="11pt" style:font-weight-asian="normal" style:font-size-complex="11pt" style:font-weight-complex="normal"/>
    </style:style>
    <style:style style:name="P8" style:family="paragraph" style:parent-style-name="Standard">
      <style:paragraph-properties fo:line-height="100%"/>
      <style:text-properties fo:color="#000000" style:font-name="Liberation Serif" fo:font-size="11pt" style:font-size-asian="11pt" style:font-size-complex="11pt"/>
    </style:style>
    <style:style style:name="P9" style:family="paragraph" style:parent-style-name="Standard">
      <style:paragraph-properties fo:line-height="100%"/>
      <style:text-properties fo:color="#000000" style:font-name="Liberation Serif" fo:font-size="11pt" officeooo:paragraph-rsid="0001e686" style:font-size-asian="11pt" style:font-size-complex="11pt"/>
    </style:style>
    <style:style style:name="P10" style:family="paragraph" style:parent-style-name="Standard">
      <style:paragraph-properties fo:line-height="100%" fo:text-align="center" style:justify-single-word="false"/>
      <style:text-properties fo:color="#000000" style:font-name="Liberation Serif" fo:font-size="11pt" fo:font-weight="bold" officeooo:rsid="0001e686" officeooo:paragraph-rsid="0001e686" style:font-size-asian="11pt" style:font-weight-asian="bold" style:font-size-complex="11pt" style:font-weight-complex="bold"/>
    </style:style>
    <style:style style:name="P11" style:family="paragraph" style:parent-style-name="Standard">
      <style:paragraph-properties fo:line-height="100%" fo:text-align="center" style:justify-single-word="false"/>
      <style:text-properties fo:color="#000000" style:font-name="Liberation Serif" fo:font-size="11pt" fo:font-weight="bold" officeooo:rsid="0002fccf" officeooo:paragraph-rsid="0002fccf" style:font-size-asian="11pt" style:font-weight-asian="bold" style:font-size-complex="11pt" style:font-weight-complex="bold"/>
    </style:style>
    <style:style style:name="P12" style:family="paragraph" style:parent-style-name="Standard">
      <style:paragraph-properties fo:line-height="100%" fo:text-align="center" style:justify-single-word="false" fo:break-before="page"/>
      <style:text-properties fo:color="#000000" fo:font-size="12pt" fo:font-weight="bold" officeooo:rsid="0001e686" officeooo:paragraph-rsid="0001e686" style:font-size-asian="12pt" style:font-weight-asian="bold" style:font-size-complex="12pt" style:font-weight-complex="bold"/>
    </style:style>
    <style:style style:name="P13" style:family="paragraph" style:parent-style-name="Standard">
      <style:paragraph-properties fo:line-height="100%" fo:text-align="center" style:justify-single-word="false" fo:break-before="page"/>
      <style:text-properties fo:color="#000000" style:font-name="Liberation Serif" fo:font-size="11pt" fo:font-weight="bold" officeooo:rsid="0001e686" officeooo:paragraph-rsid="0001e686" style:font-size-asian="11pt" style:font-weight-asian="bold" style:font-size-complex="11pt" style:font-weight-complex="bold"/>
    </style:style>
    <style:style style:name="P14" style:family="paragraph" style:parent-style-name="Standard">
      <style:paragraph-properties fo:line-height="100%" fo:text-align="center" style:justify-single-word="false" fo:break-before="page"/>
      <style:text-properties fo:color="#000000" style:font-name="Liberation Serif" fo:font-size="11pt" fo:font-weight="bold" officeooo:rsid="0002fccf" officeooo:paragraph-rsid="0002fccf" style:font-size-asian="11pt" style:font-weight-asian="bold" style:font-size-complex="11pt" style:font-weight-complex="bold"/>
    </style:style>
    <style:style style:name="T1" style:family="text">
      <style:text-properties fo:color="#40ffff" style:font-name="Lucida Console" fo:font-size="9pt" style:font-size-asian="9pt" fo:background-color="#ffffff"/>
    </style:style>
    <style:style style:name="T2" style:family="text">
      <style:text-properties fo:color="#40ffff" style:font-name="Lucida Console" fo:font-size="9pt" style:font-size-asian="9pt" fo:background-color="#00bfbf"/>
    </style:style>
    <style:style style:name="T3" style:family="text">
      <style:text-properties fo:color="#ffff40" style:font-name="Lucida Console" fo:font-size="9pt" style:font-size-asian="9pt" fo:background-color="#ffffff"/>
    </style:style>
    <style:style style:name="T4" style:family="text">
      <style:text-properties style:use-window-font-color="true" style:font-name="Lucida Console" fo:font-size="9pt" style:font-size-asian="9pt" fo:background-color="#ffffff"/>
    </style:style>
    <style:style style:name="T5" style:family="text">
      <style:text-properties fo:color="#ff40ff" style:font-name="Lucida Console" fo:font-size="9pt" style:font-size-asian="9pt" fo:background-color="#ffffff"/>
    </style:style>
    <style:style style:name="T6" style:family="text">
      <style:text-properties fo:color="#40ff40" style:font-name="Lucida Console" fo:font-size="9pt" style:font-size-asian="9pt" fo:background-color="#ffffff"/>
    </style:style>
    <style:style style:name="T7" style:family="text">
      <style:text-properties fo:background-color="#ffffff"/>
    </style:style>
    <style:style style:name="T8" style:family="text">
      <style:text-properties fo:background-color="#ffffff"/>
    </style:style>
    <style:style style:name="T9" style:family="text">
      <style:text-properties fo:background-color="#ffffff"/>
    </style:style>
    <style:style style:name="T10" style:family="text">
      <style:text-properties fo:background-color="#ffffff"/>
    </style:style>
    <style:style style:name="T11" style:family="text">
      <style:text-properties fo:background-color="#ffffff"/>
    </style:style>
    <style:style style:name="T12" style:family="text">
      <style:text-properties fo:background-color="#ffffff"/>
    </style:style>
    <style:style style:name="T13" style:family="text">
      <style:text-properties style:text-underline-style="solid" style:text-underline-width="auto" style:text-underline-color="font-color" fo:background-color="#ffffff"/>
    </style:style>
    <style:style style:name="T14" style:family="text">
      <style:text-properties style:text-underline-style="none" fo:background-color="#ffffff"/>
    </style:style>
    <style:style style:name="T15" style:family="text">
      <style:text-properties style:text-underline-style="none" fo:background-color="#ffffff"/>
    </style:style>
    <style:style style:name="T16" style:family="text">
      <style:text-properties style:text-underline-style="none" fo:background-color="#ffffff"/>
    </style:style>
    <style:style style:name="T17" style:family="text">
      <style:text-properties style:text-underline-style="none" fo:background-color="#ffffff"/>
    </style:style>
    <style:style style:name="T18" style:family="text">
      <style:text-properties style:text-underline-style="none" fo:background-color="#ffffff"/>
    </style:style>
    <style:style style:name="T19" style:family="text">
      <style:text-properties style:text-underline-style="none" fo:font-weight="bold" style:font-weight-asian="bold" fo:background-color="#ffffff"/>
    </style:style>
    <style:style style:name="T20" style:family="text">
      <style:text-properties style:text-underline-style="none" fo:font-weight="normal" style:font-weight-asian="normal" fo:background-color="#ffffff"/>
    </style:style>
    <style:style style:name="T21" style:family="text">
      <style:text-properties style:text-underline-style="none" fo:font-weight="normal" style:font-weight-asian="normal" fo:background-color="#ffffff"/>
    </style:style>
    <style:style style:name="T22" style:family="text">
      <style:text-properties style:text-underline-style="none" fo:font-weight="normal" style:font-weight-asian="normal" style:font-weight-complex="normal" fo:background-color="#ffffff"/>
    </style:style>
    <style:style style:name="T23" style:family="text">
      <style:text-properties fo:font-weight="normal" officeooo:rsid="0001e686" style:font-weight-asian="normal" style:font-weight-complex="normal" fo:background-color="#ffffff"/>
    </style:style>
    <style:style style:name="T24" style:family="text">
      <style:text-properties fo:font-weight="normal" officeooo:rsid="0001e686" style:font-weight-asian="normal" style:font-weight-complex="normal" fo:background-color="#ffffff"/>
    </style:style>
    <style:style style:name="T25" style:family="text">
      <style:text-properties style:font-name="Lucida Console" fo:font-size="9pt" style:font-size-asian="9pt" fo:background-color="#ffffff"/>
    </style:style>
    <style:style style:name="T26" style:family="text">
      <style:text-properties style:font-name="Lucida Console" fo:font-size="9pt" style:font-size-asian="9pt" fo:background-color="#ffffff"/>
    </style:style>
    <style:style style:name="T27" style:family="text">
      <style:text-properties style:font-name="Lucida Console" fo:font-size="9pt" style:font-size-asian="9pt" fo:background-color="#ffffff"/>
    </style:style>
    <style:style style:name="T28" style:family="text">
      <style:text-properties style:font-name="Lucida Console" fo:font-size="9pt" style:font-size-asian="9pt" fo:background-color="#ffffff"/>
    </style:style>
    <style:style style:name="T29" style:family="text">
      <style:text-properties style:font-name="Lucida Console" fo:font-size="9pt" style:font-size-asian="9pt" fo:background-color="#ffffff"/>
    </style:style>
    <style:style style:name="T30" style:family="text">
      <style:text-properties style:font-name="Lucida Console" fo:font-size="9pt" style:font-size-asian="9pt" fo:background-color="#00bfbf"/>
    </style:style>
    <style:style style:name="T31" style:family="text">
      <style:text-properties style:font-name="Lucida Console" fo:background-color="#ffffff"/>
    </style:style>
    <style:style style:name="T32" style:family="text">
      <style:text-properties style:font-name="Lucida Console" fo:background-color="#ffffff"/>
    </style:style>
    <style:style style:name="T33" style:family="text">
      <style:text-properties style:font-name="Lucida Console" fo:background-color="#ffffff"/>
    </style:style>
    <style:style style:name="T34" style:family="text">
      <style:text-properties style:font-name="Lucida Console" fo:background-color="#ffffff"/>
    </style:style>
    <style:style style:name="T35" style:family="text">
      <style:text-properties style:font-name="Lucida Console" fo:background-color="#ffffff"/>
    </style:style>
    <style:style style:name="T36" style:family="text">
      <style:text-properties style:font-name="Lucida Console" fo:background-color="#00bfbf"/>
    </style:style>
    <style:style style:name="T37" style:family="text">
      <style:text-properties fo:background-color="#00bfbf"/>
    </style:style>
    <style:style style:name="T38" style:family="text">
      <style:text-properties officeooo:rsid="0002fc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Experiment 1</text:span></text:p>
      <text:p text:style-name="P1"><text:span text:style-name="T7"/></text:p>
      <text:p text:style-name="P1"><text:span text:style-name="T7">&lt;</text:span><text:span text:style-name="T7">html</text:span><text:span text:style-name="T7">&gt;</text:span></text:p>
      <text:p text:style-name="P1"><text:span text:style-name="T7"><text:s text:c="8"/></text:span><text:span text:style-name="T7">&lt;</text:span><text:span text:style-name="T7">head</text:span><text:span text:style-name="T7">&gt;</text:span></text:p>
      <text:p text:style-name="P1"><text:span text:style-name="T7"><text:s text:c="16"/></text:span><text:span text:style-name="T7">&lt;</text:span><text:span text:style-name="T7">title</text:span><text:span text:style-name="T7">&gt;</text:span><text:span text:style-name="T7">Map of India</text:span><text:span text:style-name="T7">&lt;/</text:span><text:span text:style-name="T7">title</text:span><text:span text:style-name="T7">&gt;</text:span></text:p>
      <text:p text:style-name="P1"><text:span text:style-name="T7"><text:s text:c="16"/></text:span><text:span text:style-name="T7">&lt;</text:span><text:span text:style-name="T7">link</text:span><text:span text:style-name="T7"> </text:span><text:span text:style-name="T7">rel</text:span><text:span text:style-name="T7">=</text:span><text:span text:style-name="T7">"stylesheet"</text:span><text:span text:style-name="T7"> </text:span><text:span text:style-name="T7">href</text:span><text:span text:style-name="T7">=</text:span><text:span text:style-name="T7">"css/style.css"</text:span><text:span text:style-name="T7">&gt;</text:span></text:p>
      <text:p text:style-name="P1"><text:span text:style-name="T7"><text:s text:c="8"/></text:span><text:span text:style-name="T7">&lt;/</text:span><text:span text:style-name="T7">head</text:span><text:span text:style-name="T7">&gt;</text:span></text:p>
      <text:p text:style-name="P1"><text:span text:style-name="T7"><text:s text:c="8"/></text:span><text:span text:style-name="T7">&lt;</text:span><text:span text:style-name="T7">body</text:span><text:span text:style-name="T7"> </text:span><text:span text:style-name="T7">bgcolor</text:span><text:span text:style-name="T7">=</text:span><text:span text:style-name="T7">"yellow"</text:span><text:span text:style-name="T7"> </text:span><text:span text:style-name="T7">background</text:span><text:span text:style-name="T7">-</text:span><text:span text:style-name="T7">color</text:span><text:span text:style-name="T7">=</text:span><text:span text:style-name="T7">"green"</text:span><text:span text:style-name="T7">&gt;</text:span></text:p>
      <text:p text:style-name="P1"><text:span text:style-name="T7"><text:s text:c="16"/></text:span><text:span text:style-name="T7">&lt;</text:span><text:span text:style-name="T7">div</text:span><text:span text:style-name="T7">&gt;</text:span></text:p>
      <text:p text:style-name="P1"><text:span text:style-name="T7"><text:s text:c="24"/></text:span><text:span text:style-name="T7">&lt;</text:span><text:span text:style-name="T7">a</text:span><text:span text:style-name="T7"> </text:span><text:span text:style-name="T7">href</text:span><text:span text:style-name="T7">=</text:span><text:span text:style-name="T7">"https://www.roughguides.com/maps/asia/india/"</text:span><text:span text:style-name="T7">&gt;</text:span><text:span text:style-name="T13">Trip to India</text:span><text:span text:style-name="T14">&lt;/</text:span><text:span text:style-name="T14">a</text:span><text:span text:style-name="T14">&gt;</text:span></text:p>
      <text:p text:style-name="P1"><text:span text:style-name="T14"><text:s text:c="24"/></text:span><text:span text:style-name="T14">&lt;</text:span><text:span text:style-name="T14">center</text:span><text:span text:style-name="T14">&gt;&lt;</text:span><text:span text:style-name="T14">h1</text:span><text:span text:style-name="T14"> </text:span><text:span text:style-name="T14">style</text:span><text:span text:style-name="T14">=</text:span><text:span text:style-name="T14">"background-color:lightgreen; color:blue"</text:span><text:span text:style-name="T14">&gt;&lt;</text:span><text:span text:style-name="T14">marquee</text:span><text:span text:style-name="T14">&gt;</text:span><text:span text:style-name="T14">Visit Incredible India!</text:span><text:span text:style-name="T14">&lt;/</text:span><text:span text:style-name="T14">marquee</text:span><text:span text:style-name="T14">&gt;&lt;/</text:span><text:span text:style-name="T14">h1</text:span><text:span text:style-name="T14">&gt;&lt;/</text:span><text:span text:style-name="T14">center</text:span><text:span text:style-name="T14">&gt;</text:span></text:p>
      <text:p text:style-name="P1"><text:span text:style-name="T14"><text:s text:c="24"/></text:span><text:span text:style-name="T14">&lt;</text:span><text:span text:style-name="T14">img</text:span><text:span text:style-name="T14"> </text:span><text:span text:style-name="T14">src</text:span><text:span text:style-name="T14">=</text:span><text:span text:style-name="T14">"India.png"</text:span><text:span text:style-name="T14"> </text:span><text:span text:style-name="T14">width</text:span><text:span text:style-name="T14">=</text:span><text:span text:style-name="T14">"1130"</text:span><text:span text:style-name="T14"> </text:span><text:span text:style-name="T14">height</text:span><text:span text:style-name="T14">=</text:span><text:span text:style-name="T14">"100"</text:span><text:span text:style-name="T14"> </text:span><text:span text:style-name="T14">alt</text:span><text:span text:style-name="T14">=</text:span><text:span text:style-name="T14">"Image Map"</text:span><text:span text:style-name="T14"> </text:span><text:span text:style-name="T14">usemap</text:span><text:span text:style-name="T14">=</text:span><text:span text:style-name="T14">"#map_india"</text:span><text:span text:style-name="T14">&gt;</text:span></text:p>
      <text:p text:style-name="P1"><text:span text:style-name="T14"><text:s text:c="24"/></text:span><text:span text:style-name="T14">&lt;</text:span><text:span text:style-name="T14">map</text:span><text:span text:style-name="T14"> </text:span><text:span text:style-name="T14">name</text:span><text:span text:style-name="T14">=</text:span><text:span text:style-name="T14">"map_india"</text:span><text:span text:style-name="T14">&gt;</text:span></text:p>
      <text:p text:style-name="P1"><text:span text:style-name="T14"><text:s text:c="32"/></text:span><text:span text:style-name="T14">&lt;</text:span><text:span text:style-name="T14">area</text:span><text:span text:style-name="T14"> </text:span><text:span text:style-name="T14">title</text:span><text:span text:style-name="T14">=</text:span><text:span text:style-name="T14">"Rajasthan"</text:span><text:span text:style-name="T14"> </text:span><text:span text:style-name="T14">shape</text:span><text:span text:style-name="T14">=</text:span><text:span text:style-name="T14">"recct"</text:span><text:span text:style-name="T14"> </text:span><text:span text:style-name="T14">coords</text:span><text:span text:style-name="T14">=</text:span><text:span text:style-name="T14">"327, 327, 450, 389"</text:span><text:span text:style-name="T14"> </text:span><text:span text:style-name="T14">href</text:span><text:span text:style-name="T14">=</text:span><text:span text:style-name="T14">"htps://en.wikipedia.org/wiki/Rajasthan"</text:span><text:span text:style-name="T14"> </text:span><text:span text:style-name="T14">target</text:span><text:span text:style-name="T14">=</text:span><text:span text:style-name="T14">"_blank"</text:span><text:span text:style-name="T14"> </text:span><text:span text:style-name="T14">alt</text:span><text:span text:style-name="T14">=</text:span><text:span text:style-name="T14">"Rajasthan"</text:span><text:span text:style-name="T14">&gt;</text:span></text:p>
      <text:p text:style-name="P1"><text:span text:style-name="T14"><text:s text:c="24"/></text:span><text:span text:style-name="T14">&lt;/</text:span><text:span text:style-name="T14">map</text:span><text:span text:style-name="T14">&gt;</text:span></text:p>
      <text:p text:style-name="P1"><text:span text:style-name="T14"><text:s text:c="16"/></text:span><text:span text:style-name="T14">&lt;/</text:span><text:span text:style-name="T14">div</text:span><text:span text:style-name="T14">&gt;</text:span></text:p>
      <text:p text:style-name="P1"/>
      <text:p text:style-name="P1"><text:span text:style-name="T14"><text:s text:c="16"/></text:span><text:span text:style-name="T14">&lt;</text:span><text:span text:style-name="T14">p</text:span><text:span text:style-name="T14">&gt;&lt;</text:span><text:span text:style-name="T14">b</text:span><text:span text:style-name="T14">&gt;</text:span><text:span text:style-name="T22">History of India</text:span><text:span text:style-name="T20">&lt;</text:span><text:span text:style-name="T20">br</text:span><text:span text:style-name="T20">&gt;&lt;</text:span><text:span text:style-name="T20">br</text:span><text:span text:style-name="T20">&gt;</text:span></text:p>
      <text:p text:style-name="P1"/>
      <text:p text:style-name="P1"><text:s text:c="24"/>The History of India begins with the birth of the Indus Valley Civilization, more precisely known as Harappan Civilization. It flourished around 2,500 BC, in the western part of South Asia, what today is Pakistan and Western India</text:p>
      <text:p text:style-name="P1"><text:span text:style-name="T19"><text:s text:c="16"/></text:span><text:span text:style-name="T20">&lt;/</text:span><text:span text:style-name="T20">p</text:span><text:span text:style-name="T20">&gt;</text:span></text:p>
      <text:p text:style-name="P1"><text:span text:style-name="T19"><text:s text:c="8"/></text:span><text:span text:style-name="T20">&lt;/</text:span><text:span text:style-name="T20">body</text:span><text:span text:style-name="T20">&gt;</text:span></text:p>
      <text:p text:style-name="P1"><text:span text:style-name="T20">&lt;/</text:span><text:span text:style-name="T20">html</text:span><text:span text:style-name="T20">&gt;</text:span></text:p>
      <text:p text:style-name="P1"/>
      <text:p text:style-name="P12">Experiment 2</text:p>
      <text:p text:style-name="P3"/>
      <text:p text:style-name="P9"><text:span text:style-name="T23">&lt;</text:span><text:span text:style-name="T23">html</text:span><text:span text:style-name="T23">&gt;</text:span><text:span text:style-name="T7">&lt;</text:span><text:span text:style-name="T7">head</text:span><text:span text:style-name="T7">&gt;&lt;</text:span><text:span text:style-name="T7">style</text:span><text:span text:style-name="T7">&gt;</text:span></text:p>
      <text:p text:style-name="P8"><text:span text:style-name="T7"><text:s text:c="24"/></text:span><text:span text:style-name="T7">.title{</text:span></text:p>
      <text:p text:style-name="P8"><text:span text:style-name="T7"><text:s text:c="32"/></text:span><text:span text:style-name="T7">background-color</text:span><text:span text:style-name="T7">:</text:span><text:span text:style-name="T7">white</text:span><text:span text:style-name="T7">;</text:span></text:p>
      <text:p text:style-name="P8"><text:span text:style-name="T7"><text:s text:c="32"/></text:span><text:span text:style-name="T7">background-image</text:span><text:span text:style-name="T7">:</text:span><text:span text:style-name="T7">linear-gradient(</text:span><text:span text:style-name="T7">to bottom rith</text:span><text:span text:style-name="T7">,</text:span><text:span text:style-name="T7"> red</text:span><text:span text:style-name="T7">,</text:span><text:span text:style-name="T7"> powderblue</text:span><text:span text:style-name="T7">)</text:span><text:span text:style-name="T7">;</text:span></text:p>
      <text:p text:style-name="P8"><text:span text:style-name="T7"><text:s text:c="32"/></text:span><text:span text:style-name="T7">font-family</text:span><text:span text:style-name="T7">:</text:span><text:span text:style-name="T7">new</text:span><text:span text:style-name="T7"> </text:span><text:span text:style-name="T7">times</text:span><text:span text:style-name="T7"> </text:span><text:span text:style-name="T7">roman</text:span><text:span text:style-name="T7">;</text:span></text:p>
      <text:p text:style-name="P8"><text:span text:style-name="T7"><text:s text:c="32"/></text:span><text:span text:style-name="T7">font-size</text:span><text:span text:style-name="T7">:</text:span><text:span text:style-name="T7">50px</text:span><text:span text:style-name="T7">;</text:span></text:p>
      <text:p text:style-name="P8"><text:span text:style-name="T7"><text:s text:c="32"/></text:span><text:span text:style-name="T7">background-color</text:span><text:span text:style-name="T7">:</text:span><text:span text:style-name="T7">orangered</text:span><text:span text:style-name="T7">;</text:span></text:p>
      <text:p text:style-name="P8"><text:span text:style-name="T7"><text:s text:c="32"/></text:span><text:span text:style-name="T7">color</text:span><text:span text:style-name="T7">:</text:span><text:span text:style-name="T7">white</text:span><text:span text:style-name="T7">;</text:span></text:p>
      <text:p text:style-name="P8"><text:span text:style-name="T7"><text:s text:c="32"/></text:span><text:span text:style-name="T7">text-align</text:span><text:span text:style-name="T7">:</text:span><text:span text:style-name="T7">center</text:span><text:span text:style-name="T7">;</text:span></text:p>
      <text:p text:style-name="P8"><text:span text:style-name="T7"><text:s text:c="32"/></text:span><text:span text:style-name="T7">border-style</text:span><text:span text:style-name="T7">:</text:span><text:span text:style-name="T7">solid</text:span><text:span text:style-name="T7">;</text:span></text:p>
      <text:p text:style-name="P8"><text:span text:style-name="T7"><text:s text:c="32"/></text:span><text:span text:style-name="T7">border-width</text:span><text:span text:style-name="T7">:</text:span><text:span text:style-name="T7">2px</text:span><text:span text:style-name="T7">;</text:span></text:p>
      <text:p text:style-name="P8"><text:span text:style-name="T7"><text:s text:c="24"/></text:span><text:span text:style-name="T7">}</text:span></text:p>
      <text:p text:style-name="P8"><text:span text:style-name="T7"><text:s text:c="24"/></text:span><text:span text:style-name="T7">h1</text:span><text:span text:style-name="T7">{</text:span></text:p>
      <text:p text:style-name="P8"><text:span text:style-name="T7"><text:s text:c="32"/></text:span><text:span text:style-name="T7">background-color</text:span><text:span text:style-name="T7">:</text:span><text:span text:style-name="T7">orangered</text:span><text:span text:style-name="T7">;</text:span></text:p>
      <text:p text:style-name="P8"><text:span text:style-name="T7"><text:s text:c="32"/></text:span><text:span text:style-name="T7">color</text:span><text:span text:style-name="T7">:</text:span><text:span text:style-name="T7">white</text:span><text:span text:style-name="T7">;</text:span></text:p>
      <text:p text:style-name="P8"><text:span text:style-name="T7"><text:s text:c="32"/></text:span><text:span text:style-name="T7">text-align</text:span><text:span text:style-name="T7">:</text:span><text:span text:style-name="T7">center</text:span><text:span text:style-name="T7">;</text:span></text:p>
      <text:p text:style-name="P8"><text:span text:style-name="T7"><text:s text:c="32"/></text:span><text:span text:style-name="T7">border-style</text:span><text:span text:style-name="T7">:</text:span><text:span text:style-name="T7">solid</text:span><text:span text:style-name="T7">;</text:span></text:p>
      <text:p text:style-name="P8"><text:span text:style-name="T7"><text:s text:c="32"/></text:span><text:span text:style-name="T7">border-width</text:span><text:span text:style-name="T7">:</text:span><text:span text:style-name="T7">2px</text:span><text:span text:style-name="T7">;</text:span></text:p>
      <text:p text:style-name="P8"><text:span text:style-name="T7"><text:s text:c="32"/></text:span><text:span text:style-name="T7">font</text:span><text:span text:style-name="T7">:</text:span><text:span text:style-name="T7">Times</text:span><text:span text:style-name="T7"> </text:span><text:span text:style-name="T7">New</text:span><text:span text:style-name="T7"> </text:span><text:span text:style-name="T7">Roman</text:span><text:span text:style-name="T7">;</text:span></text:p>
      <text:p text:style-name="P8"><text:span text:style-name="T7"><text:s text:c="24"/></text:span><text:span text:style-name="T7">}</text:span></text:p>
      <text:p text:style-name="P8"><text:span text:style-name="T7"><text:s text:c="24"/></text:span><text:span text:style-name="T7">.logo{</text:span></text:p>
      <text:p text:style-name="P8"><text:span text:style-name="T7"><text:s text:c="32"/></text:span><text:span text:style-name="T7">position</text:span><text:span text:style-name="T7">:</text:span><text:span text:style-name="T7">absolute</text:span><text:span text:style-name="T7">;</text:span></text:p>
      <text:p text:style-name="P8"><text:span text:style-name="T7"><text:s text:c="32"/></text:span><text:span text:style-name="T7">background-color</text:span><text:span text:style-name="T7">:</text:span><text:span text:style-name="T7">dimgray</text:span><text:span text:style-name="T7">;</text:span></text:p>
      <text:p text:style-name="P8"><text:span text:style-name="T7"><text:s text:c="24"/></text:span><text:span text:style-name="T7">}</text:span></text:p>
      <text:p text:style-name="P8"><text:span text:style-name="T7"><text:s text:c="24"/></text:span><text:span text:style-name="T7">.para{</text:span></text:p>
      <text:p text:style-name="P8"><text:span text:style-name="T7"><text:s text:c="32"/></text:span><text:span text:style-name="T7">color</text:span><text:span text:style-name="T7">:</text:span><text:span text:style-name="T7">red</text:span><text:span text:style-name="T7">;</text:span></text:p>
      <text:p text:style-name="P8"><text:span text:style-name="T7"><text:s text:c="32"/></text:span><text:span text:style-name="T7">border</text:span><text:span text:style-name="T7">;</text:span></text:p>
      <text:p text:style-name="P8"><text:span text:style-name="T7"><text:s text:c="24"/></text:span><text:span text:style-name="T7">}</text:span></text:p>
      <text:p text:style-name="P8"><text:span text:style-name="T7"><text:s text:c="24"/></text:span><text:span text:style-name="T7">.about{</text:span></text:p>
      <text:p text:style-name="P8"><text:span text:style-name="T7"><text:s text:c="32"/></text:span><text:span text:style-name="T7">background-image</text:span><text:span text:style-name="T7">:</text:span><text:span text:style-name="T7">linear-gradient(</text:span><text:span text:style-name="T7">to bottom right</text:span><text:span text:style-name="T7">,</text:span><text:span text:style-name="T7"> white</text:span><text:span text:style-name="T7">,</text:span><text:span text:style-name="T7"> gray</text:span><text:span text:style-name="T7">)</text:span><text:span text:style-name="T7">;</text:span></text:p>
      <text:p text:style-name="P8"><text:span text:style-name="T7"><text:s text:c="32"/></text:span><text:span text:style-name="T7">border</text:span><text:span text:style-name="T7">:</text:span><text:span text:style-name="T7">gray</text:span><text:span text:style-name="T7">;</text:span></text:p>
      <text:p text:style-name="P8"><text:span text:style-name="T7"><text:s text:c="32"/></text:span><text:span text:style-name="T7">border</text:span><text:span text:style-name="T7">:</text:span><text:span text:style-name="T7">style</text:span><text:span text:style-name="T7">:</text:span><text:span text:style-name="T7">solid</text:span><text:span text:style-name="T7">;</text:span></text:p>
      <text:p text:style-name="P8"><text:span text:style-name="T7"><text:s text:c="32"/></text:span><text:span text:style-name="T7">border-width</text:span><text:span text:style-name="T7">:</text:span><text:span text:style-name="T7">2px</text:span><text:span text:style-name="T7">;</text:span></text:p>
      <text:p text:style-name="P8"><text:span text:style-name="T7"><text:s text:c="32"/></text:span><text:span text:style-name="T7">background-color</text:span><text:span text:style-name="T7">:</text:span><text:span text:style-name="T7">white</text:span><text:span text:style-name="T7">;</text:span></text:p>
      <text:p text:style-name="P8"><text:span text:style-name="T7"><text:s text:c="24"/></text:span><text:span text:style-name="T7">}</text:span></text:p>
      <text:p text:style-name="P8"><text:span text:style-name="T7"><text:s text:c="24"/></text:span><text:span text:style-name="T7">.center{</text:span></text:p>
      <text:p text:style-name="P8"><text:span text:style-name="T7"><text:s text:c="32"/></text:span><text:span text:style-name="T7">display</text:span><text:span text:style-name="T7">:</text:span><text:span text:style-name="T7">block</text:span><text:span text:style-name="T7">;</text:span></text:p>
      <text:p text:style-name="P8"><text:span text:style-name="T7"><text:s text:c="32"/></text:span><text:span text:style-name="T7">margin-left</text:span><text:span text:style-name="T7">:</text:span><text:span text:style-name="T7">auto</text:span><text:span text:style-name="T7">;</text:span></text:p>
      <text:p text:style-name="P8"><text:span text:style-name="T7"><text:s text:c="32"/></text:span><text:span text:style-name="T7">margin-right</text:span><text:span text:style-name="T7">:</text:span><text:span text:style-name="T7">auto</text:span><text:span text:style-name="T7">;</text:span></text:p>
      <text:p text:style-name="P8"><text:span text:style-name="T7"><text:s text:c="32"/></text:span><text:span text:style-name="T7">width</text:span><text:span text:style-name="T7">:</text:span><text:span text:style-name="T7">50%</text:span><text:span text:style-name="T7">;</text:span></text:p>
      <text:p text:style-name="P8"><text:span text:style-name="T7"><text:s text:c="32"/></text:span><text:span text:style-name="T7">border</text:span><text:span text:style-name="T7">:</text:span><text:span text:style-name="T7">5</text:span><text:span text:style-name="T7">;</text:span></text:p>
      <text:p text:style-name="P8"><text:span text:style-name="T7"><text:s text:c="24"/></text:span><text:span text:style-name="T7">}</text:span></text:p>
      <text:p text:style-name="P8"><text:span text:style-name="T7"><text:s text:c="16"/></text:span><text:span text:style-name="T7">&lt;/</text:span><text:span text:style-name="T7">style</text:span><text:span text:style-name="T7">&gt;</text:span></text:p>
      <text:p text:style-name="P8"><text:span text:style-name="T7"><text:s text:c="8"/></text:span><text:span text:style-name="T7">&lt;/</text:span><text:span text:style-name="T7">head</text:span><text:span text:style-name="T7">&gt;</text:span></text:p>
      <text:p text:style-name="P8"><text:span text:style-name="T7"><text:s text:c="8"/></text:span><text:span text:style-name="T7">&lt;</text:span><text:span text:style-name="T7">body</text:span><text:span text:style-name="T7"> </text:span><text:span text:style-name="T7">style</text:span><text:span text:style-name="T7">=</text:span><text:span text:style-name="T7">"background-color:black;"</text:span><text:span text:style-name="T7">&gt;</text:span></text:p>
      <text:p text:style-name="P8"><text:span text:style-name="T7"><text:s text:c="16"/></text:span><text:span text:style-name="T7">&lt;</text:span><text:span text:style-name="T7">div</text:span><text:span text:style-name="T7">&gt;</text:span></text:p>
      <text:p text:style-name="P8"><text:span text:style-name="T7"><text:s text:c="22"/></text:span><text:span text:style-name="T7">&lt;</text:span><text:span text:style-name="T7">img</text:span><text:span text:style-name="T7"> </text:span><text:span text:style-name="T7">style</text:span><text:span text:style-name="T7">=</text:span><text:span text:style-name="T7">"margin:7px; height:78px; padding:0px; margin:0px"</text:span><text:span text:style-name="T7"> </text:span><text:span text:style-name="T7">src</text:span><text:span text:style-name="T7">=</text:span><text:span text:style-name="T7">"logo.jpg"</text:span><text:span text:style-name="T7"> </text:span><text:span text:style-name="T7">class</text:span><text:span text:style-name="T7">=</text:span><text:span text:style-name="T7">"logo"</text:span><text:span text:style-name="T7">&gt;</text:span></text:p>
      <text:p text:style-name="P8"><text:span text:style-name="T7"><text:s text:c="24"/></text:span><text:span text:style-name="T7">&lt;</text:span><text:span text:style-name="T7">h1</text:span><text:span text:style-name="T7">&gt;</text:span><text:span text:style-name="T7">Bharati Vidyapeeth's College of Engineering</text:span><text:span text:style-name="T7">&lt;</text:span><text:span text:style-name="T7">br</text:span><text:span text:style-name="T7">&gt;</text:span><text:span text:style-name="T7">Paschim Vihar, New Delhi</text:span><text:span text:style-name="T7">&lt;/</text:span><text:span text:style-name="T7">h1</text:span><text:span text:style-name="T7">&gt;</text:span></text:p>
      <text:p text:style-name="P8"><text:span text:style-name="T7"><text:s text:c="24"/></text:span><text:span text:style-name="T7">&lt;</text:span><text:span text:style-name="T7">img</text:span><text:span text:style-name="T7"> </text:span><text:span text:style-name="T7">src</text:span><text:span text:style-name="T7">=</text:span><text:span text:style-name="T7">"BVCOE.jpg"</text:span><text:span text:style-name="T7"> </text:span><text:span text:style-name="T7">alt</text:span><text:span text:style-name="T7">=</text:span><text:span text:style-name="T7">"BVCOE"</text:span><text:span text:style-name="T7"> </text:span><text:span text:style-name="T7">class</text:span><text:span text:style-name="T7">=</text:span><text:span text:style-name="T7">"center"</text:span><text:span text:style-name="T7"> </text:span><text:span text:style-name="T7">width</text:span><text:span text:style-name="T7">=</text:span><text:span text:style-name="T7">"700"</text:span><text:span text:style-name="T7"> </text:span><text:span text:style-name="T7">height</text:span><text:span text:style-name="T7">=</text:span><text:span text:style-name="T7">"400"</text:span><text:span text:style-name="T7">&gt;</text:span></text:p>
      <text:p text:style-name="P8"><text:span text:style-name="T7"><text:s text:c="24"/></text:span><text:span text:style-name="T7">&lt;</text:span><text:span text:style-name="T7">p</text:span><text:span text:style-name="T7"> </text:span><text:span text:style-name="T7">class</text:span><text:span text:style-name="T7">=</text:span><text:span text:style-name="T7">"para"</text:span><text:span text:style-name="T7">&gt;</text:span><text:span text:style-name="T7">Description</text:span></text:p>
      <text:p text:style-name="P8"><text:span text:style-name="T7"><text:s text:c="24"/>Bharati Vidyapeeth's College of Engineering is a private engineering college in Paschim Vihar, New Delhi. It is affiliated to the Guru Gobind Singh Indraprastha University. It is approved by All India Council for Technical Education.</text:span><text:span text:style-name="T7">&lt;/</text:span><text:span text:style-name="T7">p</text:span><text:span text:style-name="T7">&gt;</text:span></text:p>
      <text:p text:style-name="P8"><text:span text:style-name="T7"><text:s text:c="24"/></text:span><text:span text:style-name="T7">&lt;/</text:span><text:span text:style-name="T7">div</text:span><text:span text:style-name="T7">&gt;</text:span></text:p>
      <text:p text:style-name="P8"><text:span text:style-name="T7"><text:s text:c="8"/></text:span><text:span text:style-name="T7">&lt;/</text:span><text:span text:style-name="T7">body</text:span><text:span text:style-name="T7">&gt;</text:span><text:span text:style-name="T37">&lt;</text:span><text:span text:style-name="T7">/</text:span><text:span text:style-name="T7">html</text:span><text:span text:style-name="T37">&gt;</text:span></text:p>
      <text:p text:style-name="P10"><text:soft-page-break/>Experiment 3</text:p>
      <text:p text:style-name="P4"><text:span text:style-name="T7">.title{</text:span></text:p>
      <text:p text:style-name="P5"><text:span text:style-name="T7"><text:s text:c="8"/></text:span><text:span text:style-name="T7">background-color</text:span><text:span text:style-name="T7">:</text:span><text:span text:style-name="T7">white</text:span><text:span text:style-name="T7">;</text:span></text:p>
      <text:p text:style-name="P5"><text:span text:style-name="T7"><text:s text:c="8"/></text:span><text:span text:style-name="T7">background-image</text:span><text:span text:style-name="T7">:</text:span><text:span text:style-name="T7">linear-gradient(</text:span><text:span text:style-name="T7">to bottom right</text:span><text:span text:style-name="T7">,</text:span><text:span text:style-name="T7"> red</text:span><text:span text:style-name="T7">,</text:span><text:span text:style-name="T7"> powderblue</text:span><text:span text:style-name="T7">)</text:span><text:span text:style-name="T7">;</text:span></text:p>
      <text:p text:style-name="P5"><text:span text:style-name="T7"><text:s text:c="8"/></text:span><text:span text:style-name="T7">font-family</text:span><text:span text:style-name="T7">: </text:span><text:span text:style-name="T7">new</text:span><text:span text:style-name="T7"> </text:span><text:span text:style-name="T7">times</text:span><text:span text:style-name="T7"> </text:span><text:span text:style-name="T7">roman</text:span><text:span text:style-name="T7">;</text:span></text:p>
      <text:p text:style-name="P5"><text:span text:style-name="T7"><text:s text:c="8"/></text:span><text:span text:style-name="T7">font-size</text:span><text:span text:style-name="T7">:</text:span><text:span text:style-name="T7">50px</text:span><text:span text:style-name="T7">;</text:span></text:p>
      <text:p text:style-name="P5"><text:span text:style-name="T7"><text:s text:c="8"/></text:span><text:span text:style-name="T7">background-color</text:span><text:span text:style-name="T7">:</text:span><text:span text:style-name="T7">orangered</text:span><text:span text:style-name="T7">;</text:span></text:p>
      <text:p text:style-name="P5"><text:span text:style-name="T7"><text:s text:c="8"/></text:span><text:span text:style-name="T7">color</text:span><text:span text:style-name="T7">:</text:span><text:span text:style-name="T7">white</text:span><text:span text:style-name="T7">;</text:span></text:p>
      <text:p text:style-name="P5"><text:span text:style-name="T7"><text:s text:c="8"/></text:span><text:span text:style-name="T7">text-align</text:span><text:span text:style-name="T7">:</text:span><text:span text:style-name="T7">center</text:span><text:span text:style-name="T7">;</text:span></text:p>
      <text:p text:style-name="P5"><text:span text:style-name="T7"><text:s text:c="8"/></text:span><text:span text:style-name="T7">border-style</text:span><text:span text:style-name="T7">:</text:span><text:span text:style-name="T7">solid</text:span><text:span text:style-name="T7">;</text:span></text:p>
      <text:p text:style-name="P5"><text:span text:style-name="T7"><text:s text:c="8"/></text:span><text:span text:style-name="T7">border-width</text:span><text:span text:style-name="T7">:</text:span><text:span text:style-name="T7">2px</text:span><text:span text:style-name="T7">;</text:span></text:p>
      <text:p text:style-name="P5"><text:span text:style-name="T7">}</text:span></text:p>
      <text:p text:style-name="P5"><text:span text:style-name="T7">h1</text:span><text:span text:style-name="T7">{</text:span></text:p>
      <text:p text:style-name="P5"><text:span text:style-name="T7"><text:s text:c="8"/></text:span><text:span text:style-name="T7">background-color</text:span><text:span text:style-name="T7">:</text:span><text:span text:style-name="T7">orangered</text:span><text:span text:style-name="T7">;</text:span></text:p>
      <text:p text:style-name="P5"><text:span text:style-name="T7"><text:s text:c="8"/></text:span><text:span text:style-name="T7">color</text:span><text:span text:style-name="T7">:</text:span><text:span text:style-name="T7">white</text:span><text:span text:style-name="T7">;</text:span></text:p>
      <text:p text:style-name="P5"><text:span text:style-name="T7"><text:s text:c="8"/></text:span><text:span text:style-name="T7">text-align</text:span><text:span text:style-name="T7">:</text:span><text:span text:style-name="T7">center</text:span><text:span text:style-name="T7">;</text:span></text:p>
      <text:p text:style-name="P5"><text:span text:style-name="T7"><text:s text:c="8"/></text:span><text:span text:style-name="T7">border-style</text:span><text:span text:style-name="T7">:</text:span><text:span text:style-name="T7">solid</text:span><text:span text:style-name="T7">;</text:span></text:p>
      <text:p text:style-name="P5"><text:span text:style-name="T7"><text:s text:c="8"/></text:span><text:span text:style-name="T7">border-width</text:span><text:span text:style-name="T7">:</text:span><text:span text:style-name="T7">2px</text:span><text:span text:style-name="T7">;</text:span></text:p>
      <text:p text:style-name="P5"><text:span text:style-name="T7"><text:s text:c="8"/></text:span><text:span text:style-name="T7">font</text:span><text:span text:style-name="T7">: </text:span><text:span text:style-name="T7">Times</text:span><text:span text:style-name="T7"> </text:span><text:span text:style-name="T7">New</text:span><text:span text:style-name="T7"> </text:span><text:span text:style-name="T7">Roman</text:span><text:span text:style-name="T7">;</text:span></text:p>
      <text:p text:style-name="P5"><text:span text:style-name="T7">}</text:span></text:p>
      <text:p text:style-name="P5"><text:span text:style-name="T7">.logo{</text:span></text:p>
      <text:p text:style-name="P5"><text:span text:style-name="T7"><text:s text:c="8"/></text:span><text:span text:style-name="T7">position</text:span><text:span text:style-name="T7">:</text:span><text:span text:style-name="T7">absolute</text:span><text:span text:style-name="T7">;</text:span></text:p>
      <text:p text:style-name="P5"><text:span text:style-name="T7"><text:s text:c="8"/></text:span><text:span text:style-name="T7">background-color</text:span><text:span text:style-name="T7">:</text:span><text:span text:style-name="T7">dimgray</text:span><text:span text:style-name="T7">;</text:span></text:p>
      <text:p text:style-name="P5"><text:span text:style-name="T7">}</text:span></text:p>
      <text:p text:style-name="P5"><text:span text:style-name="T7">.para{</text:span></text:p>
      <text:p text:style-name="P5"><text:span text:style-name="T7"><text:s text:c="8"/></text:span><text:span text:style-name="T7">color</text:span><text:span text:style-name="T7">:</text:span><text:span text:style-name="T7">red</text:span><text:span text:style-name="T7">;</text:span></text:p>
      <text:p text:style-name="P5"><text:span text:style-name="T7"><text:s text:c="8"/></text:span><text:span text:style-name="T7">border</text:span></text:p>
      <text:p text:style-name="P5"><text:span text:style-name="T7">}</text:span></text:p>
      <text:p text:style-name="P5"><text:span text:style-name="T7">.about</text:span><text:span text:style-name="T37">{</text:span></text:p>
      <text:p text:style-name="P5"><text:span text:style-name="T7"><text:s text:c="8"/></text:span><text:span text:style-name="T7">background-image</text:span><text:span text:style-name="T7">:</text:span><text:span text:style-name="T7">linear-gradient(</text:span><text:span text:style-name="T7">to bottom right</text:span><text:span text:style-name="T7">,</text:span><text:span text:style-name="T7"> white</text:span><text:span text:style-name="T7">,</text:span><text:span text:style-name="T7"> gray</text:span><text:span text:style-name="T7">)</text:span><text:span text:style-name="T7">;</text:span></text:p>
      <text:p text:style-name="P5"><text:span text:style-name="T7"><text:s text:c="8"/></text:span><text:span text:style-name="T7">border</text:span><text:span text:style-name="T7">:</text:span><text:span text:style-name="T7">gray</text:span><text:span text:style-name="T7">;</text:span></text:p>
      <text:p text:style-name="P5"><text:span text:style-name="T7"><text:s text:c="8"/></text:span><text:span text:style-name="T7">border-style</text:span><text:span text:style-name="T7">:</text:span><text:span text:style-name="T7">solid</text:span><text:span text:style-name="T7">;</text:span></text:p>
      <text:p text:style-name="P5"><text:span text:style-name="T7"><text:s text:c="8"/></text:span><text:span text:style-name="T7">border-width</text:span><text:span text:style-name="T7">:</text:span><text:span text:style-name="T7">2px</text:span><text:span text:style-name="T7">;</text:span></text:p>
      <text:p text:style-name="P5"><text:span text:style-name="T7"><text:s text:c="8"/></text:span><text:span text:style-name="T7">background-color</text:span><text:span text:style-name="T7">:</text:span><text:span text:style-name="T7">white</text:span><text:span text:style-name="T7">;</text:span></text:p>
      <text:p text:style-name="P5"><text:span text:style-name="T37">}</text:span></text:p>
      <text:p text:style-name="P4"/>
      <text:p text:style-name="P13">Experiment 4 <text:span text:style-name="T38">a</text:span></text:p>
      <text:p text:style-name="P6"/>
      <text:p text:style-name="P6">&lt;html&gt;<text:line-break/><text:tab/>&lt;head&gt;<text:line-break/><text:tab/><text:tab/>&lt;script&gt;<text:line-break/><text:tab/><text:tab/><text:tab/>function Form_Page(){<text:line-break/><text:tab/><text:tab/><text:tab/><text:tab/>var name = document.forms["RegForm"]["Name"]<text:line-break/><text:tab/><text:tab/><text:tab/><text:tab/>var email = document.forms["RegForm"]["Email"]<text:line-break/><text:tab/><text:tab/><text:tab/><text:tab/>var phone = document.forms["RegForm"]["Telephone"]<text:line-break/><text:tab/><text:tab/><text:tab/><text:tab/>var what = document.forms["RegForm"]["Subject"]<text:line-break/><text:tab/><text:tab/><text:tab/><text:tab/>var password = document.forms["RegForm"]["Password"]<text:line-break/><text:tab/><text:tab/><text:tab/><text:tab/>console.log('initialised element variables')<text:line-break/><text:tab/><text:tab/><text:tab/><text:tab/>//var M1 = document.forms["RegForm"]["m1"].value;<text:line-break/><text:tab/><text:tab/><text:tab/><text:tab/>//var M2 = document.forms["RegForm"]["m2"].value;<text:line-break/><text:tab/><text:tab/><text:tab/><text:tab/>//var M3 = document.forms["RegForm"]["m3"].value;<text:line-break/><text:tab/><text:tab/><text:tab/><text:tab/>//var M4 = document.forms["RegForm"]["m4"].value;<text:line-break/><text:tab/><text:tab/><text:tab/><text:tab/>//var M5 = document.forms["RegForm"]["m5"].value;<text:line-break/><text:tab/><text:tab/><text:tab/><text:tab/>//var M6 = document.forms["RegForm"]["m6"].value;<text:line-break/><text:tab/><text:tab/><text:tab/><text:tab/>//var M7 = document.forms["RegForm"]["m7"].value;<text:line-break/><text:tab/><text:tab/><text:tab/><text:tab/>//var M8 = document.forms["RegForm"]["m8"].value;<text:line-break/><text:line-break/><text:tab/><text:tab/><text:tab/><text:tab/>if(name.value==""){<text:line-break/><text:tab/><text:tab/><text:tab/><text:tab/><text:tab/>window.alert("Please enter a valid name.")<text:line-break/><text:tab/><text:tab/><text:tab/><text:tab/><text:tab/>name.focus()<text:line-break/><text:tab/><text:tab/><text:tab/><text:tab/><text:tab/>return false<text:line-break/><text:tab/><text:tab/><text:tab/><text:tab/>}<text:line-break/><text:tab/><text:tab/><text:tab/><text:tab/>if(email.value==""){<text:line-break/><text:tab/><text:tab/><text:tab/><text:tab/><text:tab/>window.alert("Please enter a valid email.")<text:line-break/><text:tab/><text:tab/><text:tab/><text:tab/><text:tab/>email.focus()<text:line-break/><text:tab/><text:tab/><text:tab/><text:tab/><text:tab/>return false<text:line-break/><text:tab/><text:tab/><text:tab/><text:tab/>}<text:line-break/><text:tab/><text:tab/><text:tab/><text:tab/>if(phone.value==""){<text:line-break/><text:tab/><text:tab/><text:tab/><text:tab/><text:tab/>window.alert("Please enter a valid phone.")<text:line-break/><text:tab/><text:tab/><text:tab/><text:tab/><text:tab/>phone.focus()<text:line-break/><text:tab/><text:tab/><text:tab/><text:tab/><text:tab/>return false<text:line-break/><text:tab/><text:tab/><text:tab/><text:tab/>}<text:line-break/><text:tab/><text:tab/><text:tab/><text:tab/>if(password.value==""){<text:line-break/><text:tab/><text:tab/><text:tab/><text:tab/><text:tab/>window.alert("Please enter a valid password.")<text:line-break/><text:tab/><text:tab/><text:tab/><text:tab/><text:tab/>password.focus()<text:line-break/><text:tab/><text:tab/><text:tab/><text:tab/><text:tab/>return false<text:line-break/><text:tab/><text:tab/><text:tab/><text:tab/>}<text:line-break/><text:tab/><text:tab/><text:tab/><text:tab/>if(what.selected &lt; 1){<text:line-break/><text:tab/><text:tab/><text:tab/><text:tab/><text:tab/>window.alert("Please select a course.")<text:line-break/><text:tab/><text:tab/><text:tab/><text:tab/><text:tab/>what.focus()<text:line-break/><text:tab/><text:tab/><text:tab/><text:tab/><text:tab/>return false<text:line-break/><text:tab/><text:tab/><text:tab/><text:tab/>}<text:line-break/><text:line-break/><text:tab/><text:tab/><text:tab/><text:tab/>//var suma = parseInt(M1) + parseInt(M2) + parseInt(M3) + parseInt(M4) + parseInt(M5) + parseInt(M6) + parseInt(M7) + parseInt(M8) <text:line-break/><text:tab/><text:tab/><text:tab/><text:tab/>//var avg = suma/8.0<text:line-break/><text:tab/><text:tab/><text:tab/><text:tab/>//window.alert("Average CGPA:" + avg);<text:line-break/><text:tab/><text:tab/><text:tab/><text:tab/>window.alert("Validation complete");<text:line-break/><text:tab/><text:tab/><text:tab/><text:tab/>return true<text:line-break/><text:tab/><text:tab/><text:tab/>}<text:line-break/><text:tab/><text:tab/>&lt;/script&gt;<text:line-break/><text:line-break/><text:tab/><text:tab/>&lt;style&gt;<text:line-break/><text:soft-page-break/><text:tab/><text:tab/><text:tab/>Form_Page{<text:line-break/><text:tab/><text:tab/><text:tab/><text:tab/>margin-left:70px;<text:line-break/><text:tab/><text:tab/><text:tab/><text:tab/>font-weight:bold;<text:line-break/><text:tab/><text:tab/><text:tab/><text:tab/>float:left;<text:line-break/><text:tab/><text:tab/><text:tab/><text:tab/>clear:left;<text:line-break/><text:tab/><text:tab/><text:tab/><text:tab/>width:100px;<text:line-break/><text:tab/><text:tab/><text:tab/><text:tab/>text-align:left;<text:line-break/><text:tab/><text:tab/><text:tab/><text:tab/>margin-right:10x;<text:line-break/><text:tab/><text:tab/><text:tab/><text:tab/>font-family:sans-serif, bold, Arial, Helvetica;<text:line-break/><text:tab/><text:tab/><text:tab/><text:tab/>font-size:14px;<text:line-break/><text:tab/><text:tab/><text:tab/>}<text:line-break/><text:tab/><text:tab/><text:tab/>div{<text:line-break/><text:tab/><text:tab/><text:tab/><text:tab/>box-sizing:border-box;<text:line-break/><text:tab/><text:tab/><text:tab/><text:tab/>width:100%;<text:line-break/><text:tab/><text:tab/><text:tab/><text:tab/>border:100px solid black;<text:line-break/><text:tab/><text:tab/><text:tab/><text:tab/>float:left;<text:line-break/><text:tab/><text:tab/><text:tab/><text:tab/>align-content:center;<text:line-break/><text:tab/><text:tab/><text:tab/><text:tab/>align-items:center;<text:line-break/><text:tab/><text:tab/><text:tab/>}<text:line-break/><text:tab/><text:tab/><text:tab/>form{<text:line-break/><text:tab/><text:tab/><text:tab/><text:tab/>margin:0 auto;<text:line-break/><text:tab/><text:tab/><text:tab/><text:tab/>width:600px;<text:line-break/><text:tab/><text:tab/><text:tab/>}<text:line-break/><text:tab/><text:tab/>&lt;/style&gt;<text:line-break/><text:tab/>&lt;/head&gt;<text:line-break/><text:tab/>&lt;body&gt;<text:line-break/><text:tab/><text:tab/>&lt;h1 style="text-align:center"&gt;REGISTRATION FORM&lt;/h1&gt;<text:line-break/><text:tab/><text:tab/>&lt;form name="RegForm" onsubmit="return Form_Page()" method="post"&gt;<text:line-break/><text:tab/><text:tab/><text:tab/>&lt;p&gt;Name: &lt;input type="text" size=65 name="Name"&gt;&lt;/p&gt;&lt;br&gt;<text:line-break/><text:tab/><text:tab/><text:tab/>&lt;p&gt;Address: &lt;input type="text" size=65 name="Address"&gt;&lt;/p&gt;&lt;/br&gt;<text:line-break/><text:tab/><text:tab/><text:tab/>&lt;p&gt;E-Mail: &lt;input type="text" size=65 name="Email"&gt;&lt;/p&gt;&lt;/br&gt;<text:line-break/><text:tab/><text:tab/><text:tab/>&lt;p&gt;Password: &lt;input type="text" size=65 name="Password"&gt;&lt;/p&gt;&lt;/br&gt;<text:line-break/><text:tab/><text:tab/><text:tab/>&lt;p&gt;Telephone: &lt;input type="text" size=65 name="Telephone"&gt;&lt;/p&gt;&lt;/br&gt;<text:line-break/><text:line-break/><text:tab/><text:tab/><text:tab/>&lt;p&gt;SELECT YOUR COURSE<text:line-break/><text:tab/><text:tab/><text:tab/><text:tab/>&lt;select type="text" value="" name="Subject"&gt;<text:line-break/><text:tab/><text:tab/><text:tab/><text:tab/><text:tab/>&lt;option&gt;BTECH&lt;/option&gt;<text:tab/><text:line-break/><text:tab/><text:tab/><text:tab/><text:tab/><text:tab/>&lt;option&gt;BBA&lt;/option&gt;<text:tab/><text:line-break/><text:tab/><text:tab/><text:tab/><text:tab/><text:tab/>&lt;option&gt;BCA&lt;/option&gt;<text:tab/><text:line-break/><text:tab/><text:tab/><text:tab/><text:tab/><text:tab/>&lt;option&gt;B.COM&lt;/option&gt;<text:tab/><text:line-break/><text:tab/><text:tab/><text:tab/><text:tab/>&lt;/select&gt;<text:line-break/><text:tab/><text:tab/><text:tab/>&lt;/p&gt;&lt;br&gt;&lt;br&gt;<text:line-break/><text:tab/><text:tab/><text:tab/>&lt;p&gt;Comments: &lt;textarea cols="55" name="Comment"&gt;&lt;/textarea&gt;&lt;/p&gt;<text:line-break/><text:tab/><text:tab/><text:tab/>&lt;p&gt;&lt;input type="submit" value="Submit" name="Submit"&gt;<text:line-break/><text:tab/><text:tab/><text:tab/><text:tab/>&lt;input type="reset" value="Reset" name="Reset"&gt;<text:line-break/><text:tab/><text:tab/><text:tab/>&lt;/p&gt;<text:line-break/><text:tab/><text:tab/>&lt;/form&gt;<text:line-break/><text:tab/>&lt;/body&gt;<text:line-break/>&lt;/html&gt;<text:line-break/><text:line-break/><text:line-break/><text:line-break/></text:p>
      <text:p text:style-name="P14">Experiment 4 b</text:p>
      <text:p text:style-name="P7">&lt;html lang="en"&gt;<text:line-break/><text:tab/>&lt;head&gt;<text:line-break/><text:tab/><text:tab/>&lt;meta charset="UTF-8"&gt;<text:line-break/><text:tab/><text:tab/>&lt;meta name="viewport" content="width=device-width, initial-scale=1.0"&gt;<text:line-break/><text:tab/><text:tab/>&lt;meta http-equiv="X-UA-Compatible" content="ie=edge"&gt;<text:line-break/><text:tab/><text:tab/>&lt;title&gt;Current Time&lt;/title&gt;<text:line-break/><text:tab/>&lt;/head&gt;<text:line-break/><text:tab/>&lt;body&gt;<text:line-break/><text:tab/><text:tab/>&lt;h1&gt;Current Time&lt;/h1&gt;<text:line-break/><text:tab/><text:tab/>&lt;h2 id="time"&gt;&lt;/h2&gt;<text:line-break/><text:line-break/><text:tab/><text:tab/>&lt;script&gt;<text:line-break/><text:tab/><text:tab/><text:tab/>var time = setInterval(function(){<text:line-break/><text:tab/><text:tab/><text:tab/><text:tab/>var now = new Date();<text:line-break/><text:tab/><text:tab/><text:tab/><text:tab/>var hours = now.getHours();<text:line-break/><text:tab/><text:tab/><text:tab/><text:tab/>var mins = now.getMinutes();<text:line-break/><text:tab/><text:tab/><text:tab/><text:tab/>var seconds = now.getSeconds();<text:line-break/><text:line-break/><text:tab/><text:tab/><text:tab/><text:tab/>document.getElementById("time").innerHTML = hours + " Hours " + mins + " Minutes " + seconds + " Seconds"<text:line-break/><text:tab/><text:tab/><text:tab/>}, 1000);<text:line-break/><text:tab/><text:tab/>&lt;/script&gt;<text:line-break/><text:tab/>&lt;/body&gt;<text:line-break/>&lt;/html&gt;<text:line-break/><text:tab/><text:line-break/><text:line-break/><text:tab/><text:tab/><text:line-break/><text:line-break/><text:line-break/></text:p>
      <text:p text:style-name="P14"/>
      <text:p text:style-name="P11">Experiment 5</text:p>
      <text:p text:style-name="P7">&lt;html&gt;&lt;head&gt;<text:line-break/><text:tab/><text:tab/>&lt;title&gt;Exam&lt;/title&gt;<text:line-break/><text:tab/><text:tab/>&lt;link href="./style.css" rel="stylesheet"&gt;<text:line-break/>&lt;style&gt;*{box-sizing:border-box;}&lt;/style&gt;<text:line-break/><text:tab/>&lt;script langage="javascript"&gt;<text:line-break/><text:tab/><text:tab/>function examValidation(form){<text:line-break/><text:tab/><text:tab/><text:tab/>var i = 0;<text:line-break/><text:tab/><text:tab/><text:tab/>if(form.one[1].checked)<text:line-break/><text:tab/><text:tab/><text:tab/><text:tab/>i+=1;<text:line-break/><text:tab/><text:tab/><text:tab/>if(form.two[1].checked)<text:line-break/><text:tab/><text:tab/><text:tab/><text:tab/>i+=1;<text:line-break/><text:tab/><text:tab/><text:tab/>if(form.three[0].checked)<text:line-break/><text:tab/><text:tab/><text:tab/><text:tab/>i+=1;<text:line-break/><text:tab/><text:tab/><text:tab/>if(form.four[0].checked)<text:line-break/><text:tab/><text:tab/><text:tab/><text:tab/>i+=1;<text:line-break/><text:tab/><text:tab/><text:tab/>window.alert('thank you for taking the test your score is ' + 4)<text:line-break/><text:tab/><text:tab/>}<text:line-break/><text:tab/>&lt;/script&gt;&lt;/head&gt;<text:line-break/><text:tab/>&lt;form id="quiz" onSubmit="examValidation(this)"&gt;<text:line-break/><text:tab/><text:tab/>&lt;header&gt;&lt;center&gt;&lt;h1&gt;WELCOME TO ONLINE EXAM FORM&lt;/h1&gt;&lt;/center&gt;&lt;/header&gt;<text:line-break/><text:tab/><text:tab/>&lt;p class="questions"&gt;<text:line-break/><text:tab/><text:tab/><text:tab/>&lt;h1&gt;1. Which is a platform independent language?&lt;/h1&gt;<text:line-break/><text:tab/><text:tab/><text:tab/>&lt;input type="radio" name="one" value="C++"&gt;<text:line-break/><text:tab/><text:tab/><text:tab/>&lt;label&gt;C++&lt;/label&gt;<text:line-break/><text:tab/><text:tab/><text:tab/>&lt;input type="radio" name="one" value="Java"&gt;<text:line-break/><text:tab/><text:tab/><text:tab/>&lt;label&gt;Java&lt;/label&gt;<text:tab/><text:line-break/><text:tab/><text:tab/><text:tab/>&lt;input type="radio" name="one" value="Basic"&gt;<text:line-break/><text:tab/><text:tab/><text:tab/>&lt;label&gt;Basic&lt;/label&gt;<text:tab/><text:line-break/><text:tab/><text:tab/><text:tab/>&lt;input type="radio" name="one" value="C"&gt;<text:line-break/><text:tab/><text:tab/><text:tab/>&lt;label&gt;C&lt;/label&gt;&lt;/p&gt;<text:line-break/><text:tab/><text:tab/>&lt;p class="questions"&gt;<text:line-break/><text:tab/><text:tab/><text:tab/>&lt;h1&gt;2. Which of the following Object Oriented Paradigms?&lt;/h1&gt; <text:line-break/><text:tab/><text:tab/><text:tab/>&lt;input type="radio" name="two" value="Generalisation"&gt;<text:line-break/><text:tab/><text:tab/><text:tab/>&lt;label&gt;Generalisation&lt;/label&gt;<text:line-break/><text:tab/><text:tab/><text:tab/>&lt;input type="radio" name="two" value="Data Abstraction"&gt;<text:line-break/><text:tab/><text:tab/><text:tab/>&lt;label&gt;Data Abstraction&lt;/label&gt;&lt;/p&gt;<text:line-break/><text:tab/><text:tab/>&lt;p class="questions"&gt;<text:line-break/><text:tab/><text:tab/><text:tab/>&lt;h1&gt;1. Which is a platform independent language?&lt;/h1&gt;<text:line-break/><text:tab/><text:tab/><text:tab/>&lt;input type="radio" name="three" value="C++"&gt;<text:line-break/><text:tab/><text:tab/><text:tab/>&lt;label&gt;C++&lt;/label&gt;<text:line-break/><text:tab/><text:tab/><text:tab/>&lt;input type="radio" name="three" value="Java"&gt;<text:line-break/><text:tab/><text:tab/><text:tab/>&lt;label&gt;Java&lt;/label&gt;<text:tab/><text:tab/><text:tab/><text:line-break/><text:tab/><text:tab/><text:tab/>&lt;input type="radio" name="three" value="Basic"&gt;<text:line-break/><text:tab/><text:tab/><text:tab/>&lt;label&gt;Basic&lt;/label&gt;<text:tab/><text:tab/><text:tab/><text:line-break/><text:tab/><text:tab/><text:tab/>&lt;input type="radio" name="three" value="C"&gt;<text:line-break/><text:tab/><text:tab/><text:tab/>&lt;label&gt;C&lt;/label&gt;&lt;/p&gt;<text:tab/><text:tab/><text:tab/><text:line-break/><text:tab/><text:tab/>&lt;p class="questions"&gt;<text:line-break/><text:tab/><text:tab/><text:tab/>&lt;h1&gt;2. Which of the following Object Oriented Paradigms?&lt;/h1&gt; <text:line-break/><text:tab/><text:tab/><text:tab/>&lt;input type="radio" name="four" value="Generalisation"&gt;<text:line-break/><text:tab/><text:tab/><text:tab/>&lt;label&gt;Generalisation&lt;/label&gt;<text:line-break/><text:tab/><text:tab/><text:tab/>&lt;input type="radio" name="four" value="Data Abstraction"&gt;<text:line-break/><text:tab/><text:tab/><text:tab/>&lt;label&gt;Data Abstraction&lt;/label&gt;&lt;/p&gt;<text:line-break/><text:tab/><text:tab/>&lt;p&gt;&lt;input type="submit" value="Submit" name="Submit"&gt;<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Microsoft Himalaya" svg:font-family="'Microsoft Himalaya'"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21:12:33.699000000</meta:creation-date>
    <dc:date>2019-04-05T21:29:23.641000000</dc:date>
    <meta:editing-duration>PT4M49S</meta:editing-duration>
    <meta:editing-cycles>1</meta:editing-cycles>
    <meta:document-statistic meta:table-count="0" meta:image-count="0" meta:object-count="0" meta:page-count="7" meta:paragraph-count="115" meta:word-count="721" meta:character-count="10227" meta:non-whitespace-character-count="7122"/>
    <meta:generator>LibreOffice/6.1.4.2$Windows_X86_64 LibreOffice_project/9d0f32d1f0b509096fd65e0d4bec26ddd1938fd3</meta:generator>
  </office:meta>
</office:document-meta>
</file>